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2ca" officeooo:paragraph-rsid="000302ca"/>
    </style:style>
    <style:style style:name="P2" style:family="paragraph" style:parent-style-name="Standard">
      <style:text-properties officeooo:rsid="000302ca" officeooo:paragraph-rsid="00080e58"/>
    </style:style>
    <style:style style:name="P3" style:family="paragraph" style:parent-style-name="Standard">
      <style:text-properties officeooo:rsid="00033f54" officeooo:paragraph-rsid="00033f54"/>
    </style:style>
    <style:style style:name="P4" style:family="paragraph" style:parent-style-name="Standard">
      <style:text-properties officeooo:rsid="00033f54" officeooo:paragraph-rsid="00071b96"/>
    </style:style>
    <style:style style:name="P5" style:family="paragraph" style:parent-style-name="Standard">
      <style:text-properties officeooo:rsid="00071b96" officeooo:paragraph-rsid="00071b96"/>
    </style:style>
    <style:style style:name="P6" style:family="paragraph" style:parent-style-name="Standard">
      <style:text-properties officeooo:rsid="00071b96" officeooo:paragraph-rsid="000a29b1"/>
    </style:style>
    <style:style style:name="P7" style:family="paragraph" style:parent-style-name="Standard">
      <style:text-properties style:font-name="Verdana" fo:font-weight="bold" officeooo:rsid="00033f54" officeooo:paragraph-rsid="00033f54" style:font-weight-asian="bold" style:font-weight-complex="bold"/>
    </style:style>
    <style:style style:name="P8" style:family="paragraph" style:parent-style-name="Standard">
      <style:text-properties style:font-name="Verdana" fo:font-weight="bold" officeooo:rsid="000302ca" officeooo:paragraph-rsid="000302ca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25ac" style:font-style-asian="italic" style:font-style-complex="italic"/>
    </style:style>
    <style:style style:name="T3" style:family="text">
      <style:text-properties fo:font-style="italic" officeooo:rsid="00071b96" style:font-style-asian="italic" style:font-style-complex="italic"/>
    </style:style>
    <style:style style:name="T4" style:family="text">
      <style:text-properties fo:font-style="italic" officeooo:rsid="00080e58" style:font-style-asian="italic" style:font-style-complex="italic"/>
    </style:style>
    <style:style style:name="T5" style:family="text">
      <style:text-properties fo:font-style="italic" officeooo:rsid="000a29b1" style:font-style-asian="italic" style:font-style-complex="italic"/>
    </style:style>
    <style:style style:name="T6" style:family="text">
      <style:text-properties fo:font-style="italic" officeooo:rsid="000b30e2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664de" style:font-style-asian="normal" style:font-style-complex="normal"/>
    </style:style>
    <style:style style:name="T9" style:family="text">
      <style:text-properties fo:font-style="normal" officeooo:rsid="00071b96" style:font-style-asian="normal" style:font-style-complex="normal"/>
    </style:style>
    <style:style style:name="T10" style:family="text">
      <style:text-properties fo:font-style="normal" officeooo:rsid="00080e58" style:font-style-asian="normal" style:font-style-complex="normal"/>
    </style:style>
    <style:style style:name="T11" style:family="text">
      <style:text-properties fo:font-style="normal" officeooo:rsid="000825ac" style:font-style-asian="normal" style:font-style-complex="normal"/>
    </style:style>
    <style:style style:name="T12" style:family="text">
      <style:text-properties fo:font-style="normal" officeooo:rsid="000a29b1" style:font-style-asian="normal" style:font-style-complex="normal"/>
    </style:style>
    <style:style style:name="T13" style:family="text">
      <style:text-properties fo:font-style="normal" officeooo:rsid="000b30e2" style:font-style-asian="normal" style:font-style-complex="normal"/>
    </style:style>
    <style:style style:name="T14" style:family="text">
      <style:text-properties officeooo:rsid="00033f54"/>
    </style:style>
    <style:style style:name="T15" style:family="text">
      <style:text-properties officeooo:rsid="00080e58"/>
    </style:style>
    <style:style style:name="T16" style:family="text">
      <style:text-properties officeooo:rsid="000a29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6">Description du s</text:span>erveur :</text:p>
      <text:p text:style-name="P1"/>
      <text:p text:style-name="P2"><text:tab/><text:span text:style-name="T15">I</text:span>mplémenté <text:span text:style-name="T15">en</text:span> utilisant <text:span text:style-name="T14">le protocole HTTP via</text:span> TCP en mode non-bloquant.</text:p>
      <text:p text:style-name="P2"><text:span text:style-name="T15"><text:tab/>I</text:span>l utilise un fichier JSON situé dans <text:span text:style-name="T1">resources/ </text:span><text:span text:style-name="T7">pour lister tous les jobs qu’on lui fait faire.</text:span></text:p>
      <text:p text:style-name="P1"><text:span text:style-name="T7"><text:tab/>Il en distribuera des tâches, suivant la priorité de chaque job, aux clients qui se connectent, plus la priorité du job est basse, moins on en distribuera de tâches (par rapport à l’ensemble des jobs).</text:span></text:p>
      <text:p text:style-name="P1"><text:span text:style-name="T7"><text:tab/>Lors d’une communication avec un client, le serveur peut être dans quatre états différents :</text:span></text:p>
      <text:p text:style-name="P1"><text:span text:style-name="T7">- </text:span><text:span text:style-name="T1">CONNECTION</text:span><text:span text:style-name="T7"> : Le client envoie une requête au serveur pour recevoir une tâche</text:span></text:p>
      <text:p text:style-name="P1"><text:span text:style-name="T7">- </text:span><text:span text:style-name="T1">TASK</text:span><text:span text:style-name="T7"> : Le serveur répond en envoyant une tâche.</text:span></text:p>
      <text:p text:style-name="P1"><text:span text:style-name="T7">- </text:span><text:span text:style-name="T1">RESPONSE</text:span><text:span text:style-name="T7"> : Le client traite la tâche et en envoie la réponse au serveur, qui la traite.</text:span></text:p>
      <text:p text:style-name="P1"><text:span text:style-name="T7">- </text:span><text:span text:style-name="T1">END</text:span><text:span text:style-name="T7"> : Fin de communication entre le serveur et le client pour la tâche donnée, le serveur envoie au client si la tâche a bien été reçue ou non.</text:span></text:p>
      <text:p text:style-name="P1"><text:span text:style-name="T7"/></text:p>
      <text:p text:style-name="P1"><text:span text:style-name="T7"><text:tab/></text:span><text:span text:style-name="T13">Lorsque tous les jobs sont finis, le serveur renvoie, au lieu de </text:span><text:span text:style-name="T6">TASK</text:span><text:span text:style-name="T13">, un paquet disant de demander une tâche plus tard, dans 300 secondes.</text:span></text:p>
      <text:p text:style-name="P1"><text:span text:style-name="T7"/></text:p>
      <text:p text:style-name="P1"><text:span text:style-name="T7"><text:tab/></text:span><text:span text:style-name="T9">On utilisera une classe </text:span><text:span text:style-name="T3">Context</text:span><text:span text:style-name="T9">, qui sera attachée aux </text:span><text:span text:style-name="T3">SelectionKey</text:span><text:span text:style-name="T9"> du </text:span><text:span text:style-name="T3">Selector</text:span><text:span text:style-name="T9"> du serveur, pour gérer la communication entre le serveur et un client.</text:span></text:p>
      <text:p text:style-name="P1"><text:span text:style-name="T9"/></text:p>
      <text:p text:style-name="P1"><text:span text:style-name="T9"><text:tab/></text:span><text:span text:style-name="T10">Il est également possible de taper des commandes (</text:span><text:span text:style-name="T4">STOP</text:span><text:span text:style-name="T10">, </text:span><text:span text:style-name="T4">SHUTDOWN</text:span><text:span text:style-name="T10">, </text:span><text:span text:style-name="T2">SHOW</text:span><text:span text:style-name="T11">), dont l’entrée se fait via un </text:span><text:span text:style-name="T2">Scanner</text:span><text:span text:style-name="T11"> d’une autre </text:span><text:span text:style-name="T2">Thread</text:span><text:span text:style-name="T11">. Une fois une commande reçue, il la place dans une </text:span><text:span text:style-name="T2">BlockingQueue</text:span><text:span text:style-name="T11">, </text:span><text:span text:style-name="T12">et réveille la </text:span><text:span text:style-name="T5">Thread</text:span><text:span text:style-name="T12"> principale bloquée sur un </text:span><text:span text:style-name="T5">Selector.select()</text:span><text:span text:style-name="T12"> pour traiter la commande dès que possible s’il était en train d’attendre.</text:span></text:p>
      <text:p text:style-name="P1"><text:span text:style-name="T7"/></text:p>
      <text:p text:style-name="P7"><text:span text:style-name="T7">Arborescence du serveur :</text:span></text:p>
      <text:p text:style-name="P6"><text:span text:style-name="T7"/></text:p>
      <text:p text:style-name="P6"><text:span text:style-name="T7">- Package : upem.jarret.server :</text:span></text:p>
      <text:p text:style-name="P3"><text:span text:style-name="T7"/></text:p>
      <text:p text:style-name="P3"><text:span text:style-name="T7"><text:tab/>JarRetServer : le serveur en lui-même, qui se lance à l’aide de la méthode </text:span><text:span text:style-name="T1">launch()</text:span><text:span text:style-name="T7">.</text:span></text:p>
      <text:p text:style-name="P3"><text:span text:style-name="T7"><text:tab/></text:span><text:span text:style-name="T9">|____</text:span><text:span text:style-name="T7"><text:tab/>JobMonitor :<text:tab/>un objet monitorant un Job, </text:span><text:span text:style-name="T9">pouvant savoir quelle tâche a été <text:tab/><text:tab/>|<text:tab/>|<text:tab/><text:tab/>effectuée, donner des tâches, et écrire les résultats dans un <text:tab/><text:tab/><text:tab/>|<text:tab/>|<text:tab/><text:tab/>fichier.</text:span></text:p>
      <text:p text:style-name="P4"><text:span text:style-name="T9"><text:tab/>|<text:tab/>|____ </text:span><text:span text:style-name="T7">Job :<text:tab/>un objet contenant l’ensemble des informations parsées dans le </text:span><text:span text:style-name="T8">fichier <text:tab/></text:span><text:span text:style-name="T9">|</text:span><text:span text:style-name="T8"><text:tab/><text:tab/><text:tab/></text:span><text:span text:style-name="T7">J</text:span><text:span text:style-name="T8">SON</text:span><text:span text:style-name="T7">.</text:span></text:p>
      <text:p text:style-name="P3"><text:span text:style-name="T9"><text:tab/>|____ <text:s text:c="2"/>Context : <text:tab/>Gère l’ensemble des informations liées à la communication avec <text:tab/><text:tab/><text:tab/><text:tab/><text:tab/>un client.</text:span></text:p>
      <text:p text:style-name="P3"><text:span text:style-name="T9"><text:tab/></text:span></text:p>
      <text:p text:style-name="P5"><text:span text:style-name="T7">- Package : upem.jarret.http :</text:span></text:p>
      <text:p text:style-name="P5"><text:span text:style-name="T7"><text:tab/></text:span></text:p>
      <text:p text:style-name="P5"><text:span text:style-name="T7"><text:tab/>Utilisé par le serveur, ainsi que le client, pour gérer les communications HTTP.</text:span></text:p>
      <text:p text:style-name="P5"><text:span text:style-name="T7"/></text:p>
      <text:p text:style-name="P5"><text:span text:style-name="T7"><text:tab/>&lt;&lt;HTTPReader&gt;&gt; :<text:tab/>Lit des octets reçus via le protocole HTTP.</text:span></text:p>
      <text:p text:style-name="P5"><text:span text:style-name="T7"><text:tab/>|____ &lt;&lt;HTTP Header&gt;&gt; :<text:tab/>Lit les informations du header et en stocke la réponse et les <text:tab/><text:tab/><text:tab/><text:tab/><text:tab/>différents cham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01:12.115527045</meta:creation-date>
    <dc:date>2017-04-18T15:43:29.415554009</dc:date>
    <meta:editing-duration>PT40M3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385" meta:character-count="2262" meta:non-whitespace-character-count="1860"/>
  </office:meta>
</office:document-meta>
</file>